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 Nova" svg:font-family="'Rockwell Nova'" style:font-family-generic="roman" style:font-pitch="variable"/>
  </office:font-face-decls>
  <office:automatic-styles>
    <style:style style:name="P1" style:family="paragraph" style:parent-style-name="Standard">
      <style:text-properties officeooo:rsid="00147046" officeooo:paragraph-rsid="00147046"/>
    </style:style>
    <style:style style:name="P2" style:family="paragraph" style:parent-style-name="Standard">
      <style:paragraph-properties fo:text-align="center" style:justify-single-word="false"/>
      <style:text-properties style:font-name="Rockwell Nova" officeooo:rsid="00147046" officeooo:paragraph-rsid="00147046"/>
    </style:style>
    <style:style style:name="P3" style:family="paragraph" style:parent-style-name="Standard">
      <style:paragraph-properties fo:text-align="center" style:justify-single-word="false"/>
      <style:text-properties style:font-name="Rockwell Nova" officeooo:rsid="0015cfa6" officeooo:paragraph-rsid="0015cfa6"/>
    </style:style>
    <style:style style:name="P4" style:family="paragraph" style:parent-style-name="Standard">
      <style:paragraph-properties fo:text-align="center" style:justify-single-word="false"/>
      <style:text-properties style:font-name="Rockwell Nova" officeooo:rsid="0017016c" officeooo:paragraph-rsid="0017016c"/>
    </style:style>
    <style:style style:name="P5" style:family="paragraph" style:parent-style-name="Standard">
      <style:paragraph-properties fo:text-align="center" style:justify-single-word="false"/>
      <style:text-properties style:font-name="Rockwell Nova" officeooo:rsid="00187c07" officeooo:paragraph-rsid="00187c07"/>
    </style:style>
    <style:style style:name="P6" style:family="paragraph" style:parent-style-name="Standard">
      <style:paragraph-properties fo:text-align="center" style:justify-single-word="false"/>
      <style:text-properties style:font-name="Rockwell Nova" fo:font-weight="bold" officeooo:rsid="0015cfa6" officeooo:paragraph-rsid="0015cf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officeooo:rsid="0015cfa6"/>
    </style:style>
    <style:style style:name="T2" style:family="text">
      <style:text-properties officeooo:rsid="0017016c"/>
    </style:style>
    <style:style style:name="T3" style:family="text">
      <style:text-properties officeooo:rsid="001c1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s méandres de la balade du petit Hoganis</text:p>
      <text:p text:style-name="P7"/>
      <text:p text:style-name="P7"/>
      <text:p text:style-name="P7"/>
      <text:p text:style-name="P2">Après une grande balade dans la foret interdite, <text:span text:style-name="T2">H</text:span>oganis a trouvé intéressant de s’approcher des grands trous… Il glisse puis il tombe dans un des trous.</text:p>
      <text:p text:style-name="P2"/>
      <text:p text:style-name="P2">AHHHHHHHH ! BOOM… *silence.</text:p>
      <text:p text:style-name="P2"/>
      <text:p text:style-name="P2">-E<text:span text:style-name="T1">uh</text:span>, il y a q<text:span text:style-name="T1">uelqu’un</text:span> ? * personne ne r<text:span text:style-name="T1">é</text:span>pond</text:p>
      <text:p text:style-name="P2"/>
      <text:p text:style-name="P2">Hoganis est tombé dans un <text:span text:style-name="T1">vieux labyrinthe</text:span>. <text:span text:style-name="T1">Il est seul et plongé dans l’obscurité et cela lui empêche de voir .</text:span></text:p>
      <text:p text:style-name="P5">Mais un autre problème, un sort de <text:span text:style-name="T3">méninge a été envoyé <text:s/>dans cette cavité </text:span>…</text:p>
      <text:p text:style-name="P5">Ne soyez donc pas surpris si vous êtes bloqué.</text:p>
      <text:p text:style-name="P2"/>
      <text:p text:style-name="P2">Il interagi avec une voix dans sa tête. Celle ci lui dit :</text:p>
      <text:p text:style-name="P2"/>
      <text:p text:style-name="P2">-Hoganis, apprenti sorcier, arrivera tu <text:span text:style-name="T1">à</text:span> sortir de ce<text:span text:style-name="T1">tte grotte</text:span> ? Ton objectif est simple, trouve le cof<text:span text:style-name="T1">fre</text:span> contenant le <text:span text:style-name="T1">P</text:span>ortoloin.</text:p>
      <text:p text:style-name="P2"/>
      <text:p text:style-name="P3">Ce petit sorcier devra traverser plusieurs portes pour pouvoir atteindre la sorti. Mais <text:span text:style-name="T3">il devra faire preuve d’une maîtrise <text:s/>des mathématiques sans faille ;)</text:span></text:p>
      <text:p text:style-name="P3"/>
      <text:p text:style-name="P4">Petit indice.. Utilisez les flèches directionnelles !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ckwell Nova" svg:font-family="'Rockwell Nova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4T17:15:32.110000000</meta:creation-date>
    <dc:date>2024-05-14T22:00:49.938000000</dc:date>
    <meta:editing-duration>PT4H17M39S</meta:editing-duration>
    <meta:editing-cycles>6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1" meta:word-count="158" meta:character-count="902" meta:non-whitespace-character-count="753"/>
  </office:meta>
</office:document-meta>
</file>